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22075544084821" calcext:value-type="float">
            <text:p>0,922075544084821</text:p>
          </table:table-cell>
          <table:table-cell office:value-type="float" office:value="0.917759237187128" calcext:value-type="float">
            <text:p>0,917759237187128</text:p>
          </table:table-cell>
          <table:table-cell office:value-type="float" office:value="0.894107610460087" calcext:value-type="float">
            <text:p>0,894107610460087</text:p>
          </table:table-cell>
          <table:table-cell office:value-type="float" office:value="0.80849422504125" calcext:value-type="float">
            <text:p>0,80849422504125</text:p>
          </table:table-cell>
          <table:table-cell office:value-type="float" office:value="0.871644411588042" calcext:value-type="float">
            <text:p>0,871644411588042</text:p>
          </table:table-cell>
          <table:table-cell office:value-type="float" office:value="0.952648385199294" calcext:value-type="float">
            <text:p>0,95264838519929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66908482142857" calcext:value-type="float">
            <text:p>0,866908482142857</text:p>
          </table:table-cell>
          <table:table-cell office:value-type="float" office:value="0.904203788599602" calcext:value-type="float">
            <text:p>0,904203788599602</text:p>
          </table:table-cell>
          <table:table-cell office:value-type="float" office:value="0.84564979978158" calcext:value-type="float">
            <text:p>0,84564979978158</text:p>
          </table:table-cell>
          <table:table-cell office:value-type="float" office:value="0.732576474298329" calcext:value-type="float">
            <text:p>0,732576474298329</text:p>
          </table:table-cell>
          <table:table-cell office:value-type="float" office:value="0.794218203920377" calcext:value-type="float">
            <text:p>0,794218203920377</text:p>
          </table:table-cell>
          <table:table-cell office:value-type="float" office:value="0.9285944551902" calcext:value-type="float">
            <text:p>0,928594455190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22555106026786" calcext:value-type="float">
            <text:p>0,922555106026786</text:p>
          </table:table-cell>
          <table:table-cell office:value-type="float" office:value="0.906077206635265" calcext:value-type="float">
            <text:p>0,906077206635265</text:p>
          </table:table-cell>
          <table:table-cell office:value-type="float" office:value="0.888517923486294" calcext:value-type="float">
            <text:p>0,888517923486294</text:p>
          </table:table-cell>
          <table:table-cell office:value-type="float" office:value="0.799399236623981" calcext:value-type="float">
            <text:p>0,799399236623981</text:p>
          </table:table-cell>
          <table:table-cell office:value-type="float" office:value="0.871626280535855" calcext:value-type="float">
            <text:p>0,871626280535855</text:p>
          </table:table-cell>
          <table:table-cell office:value-type="float" office:value="0.950472462203024" calcext:value-type="float">
            <text:p>0,95047246220302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63612583705357" calcext:value-type="float">
            <text:p>0,863612583705357</text:p>
          </table:table-cell>
          <table:table-cell office:value-type="float" office:value="0.882448317794893" calcext:value-type="float">
            <text:p>0,882448317794893</text:p>
          </table:table-cell>
          <table:table-cell office:value-type="float" office:value="0.825540932411331" calcext:value-type="float">
            <text:p>0,825540932411331</text:p>
          </table:table-cell>
          <table:table-cell office:value-type="float" office:value="0.70291162561015" calcext:value-type="float">
            <text:p>0,70291162561015</text:p>
          </table:table-cell>
          <table:table-cell office:value-type="float" office:value="0.775528593281784" calcext:value-type="float">
            <text:p>0,775528593281784</text:p>
          </table:table-cell>
          <table:table-cell office:value-type="float" office:value="0.92638165066376" calcext:value-type="float">
            <text:p>0,92638165066376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15202985491071" calcext:value-type="float">
            <text:p>0,815202985491071</text:p>
          </table:table-cell>
          <table:table-cell office:value-type="float" office:value="0.86519477054429" calcext:value-type="float">
            <text:p>0,86519477054429</text:p>
          </table:table-cell>
          <table:table-cell office:value-type="float" office:value="0.785962431831953" calcext:value-type="float">
            <text:p>0,785962431831953</text:p>
          </table:table-cell>
          <table:table-cell office:value-type="float" office:value="0.647395478064119" calcext:value-type="float">
            <text:p>0,647395478064119</text:p>
          </table:table-cell>
          <table:table-cell office:value-type="float" office:value="0.720024424542965" calcext:value-type="float">
            <text:p>0,720024424542965</text:p>
          </table:table-cell>
          <table:table-cell office:value-type="float" office:value="0.900023085548447" calcext:value-type="float">
            <text:p>0,900023085548447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234619140625" calcext:value-type="float">
            <text:p>0,84234619140625</text:p>
          </table:table-cell>
          <table:table-cell office:value-type="float" office:value="0.898664350092301" calcext:value-type="float">
            <text:p>0,898664350092301</text:p>
          </table:table-cell>
          <table:table-cell office:value-type="float" office:value="0.820694374200458" calcext:value-type="float">
            <text:p>0,820694374200458</text:p>
          </table:table-cell>
          <table:table-cell office:value-type="float" office:value="0.695913218970737" calcext:value-type="float">
            <text:p>0,695913218970737</text:p>
          </table:table-cell>
          <table:table-cell office:value-type="float" office:value="0.755173924152279" calcext:value-type="float">
            <text:p>0,755173924152279</text:p>
          </table:table-cell>
          <table:table-cell office:value-type="float" office:value="0.922095702407587" calcext:value-type="float">
            <text:p>0,922095702407587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83640834263393" calcext:value-type="float">
            <text:p>0,883640834263393</text:p>
          </table:table-cell>
          <table:table-cell office:value-type="float" office:value="0.657031371936944" calcext:value-type="float">
            <text:p>0,657031371936944</text:p>
          </table:table-cell>
          <table:table-cell office:value-type="float" office:value="0.759293663534208" calcext:value-type="float">
            <text:p>0,759293663534208</text:p>
          </table:table-cell>
          <table:table-cell office:value-type="float" office:value="0.611984996947053" calcext:value-type="float">
            <text:p>0,611984996947053</text:p>
          </table:table-cell>
          <table:table-cell office:value-type="float" office:value="0.899256600871571" calcext:value-type="float">
            <text:p>0,899256600871571</text:p>
          </table:table-cell>
          <table:table-cell office:value-type="float" office:value="0.879636730132994" calcext:value-type="float">
            <text:p>0,879636730132994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907209123883929" calcext:value-type="float">
            <text:p>0,907209123883929</text:p>
          </table:table-cell>
          <table:table-cell office:value-type="float" office:value="0.915392149476381" calcext:value-type="float">
            <text:p>0,915392149476381</text:p>
          </table:table-cell>
          <table:table-cell office:value-type="float" office:value="0.872614972109837" calcext:value-type="float">
            <text:p>0,872614972109837</text:p>
          </table:table-cell>
          <table:table-cell office:value-type="float" office:value="0.774016818143209" calcext:value-type="float">
            <text:p>0,774016818143209</text:p>
          </table:table-cell>
          <table:table-cell office:value-type="float" office:value="0.833657342817281" calcext:value-type="float">
            <text:p>0,833657342817281</text:p>
          </table:table-cell>
          <table:table-cell office:value-type="float" office:value="0.952525893045867" calcext:value-type="float">
            <text:p>0,952525893045867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87834821428571" calcext:value-type="float">
            <text:p>0,887834821428571</text:p>
          </table:table-cell>
          <table:table-cell office:value-type="float" office:value="0.917692969389254" calcext:value-type="float">
            <text:p>0,917692969389254</text:p>
          </table:table-cell>
          <table:table-cell office:value-type="float" office:value="0.871801004544367" calcext:value-type="float">
            <text:p>0,871801004544367</text:p>
          </table:table-cell>
          <table:table-cell office:value-type="float" office:value="0.772736909052364" calcext:value-type="float">
            <text:p>0,772736909052364</text:p>
          </table:table-cell>
          <table:table-cell office:value-type="float" office:value="0.830280366735635" calcext:value-type="float">
            <text:p>0,830280366735635</text:p>
          </table:table-cell>
          <table:table-cell office:value-type="float" office:value="0.936732949505701" calcext:value-type="float">
            <text:p>0,936732949505701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01253836495536" calcext:value-type="float">
            <text:p>0,901253836495536</text:p>
          </table:table-cell>
          <table:table-cell office:value-type="float" office:value="0.854968143572783" calcext:value-type="float">
            <text:p>0,854968143572783</text:p>
          </table:table-cell>
          <table:table-cell office:value-type="float" office:value="0.861282933820017" calcext:value-type="float">
            <text:p>0,861282933820017</text:p>
          </table:table-cell>
          <table:table-cell office:value-type="float" office:value="0.756362541144074" calcext:value-type="float">
            <text:p>0,756362541144074</text:p>
          </table:table-cell>
          <table:table-cell office:value-type="float" office:value="0.867691700190034" calcext:value-type="float">
            <text:p>0,867691700190034</text:p>
          </table:table-cell>
          <table:table-cell office:value-type="float" office:value="0.919589046636735" calcext:value-type="float">
            <text:p>0,919589046636735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35799734933036" calcext:value-type="float">
            <text:p>0,935799734933036</text:p>
          </table:table-cell>
          <table:table-cell office:value-type="float" office:value="0.800963455149502" calcext:value-type="float">
            <text:p>0,800963455149502</text:p>
          </table:table-cell>
          <table:table-cell office:value-type="float" office:value="0.867526672783865" calcext:value-type="float">
            <text:p>0,867526672783865</text:p>
          </table:table-cell>
          <table:table-cell office:value-type="float" office:value="0.766046009150991" calcext:value-type="float">
            <text:p>0,766046009150991</text:p>
          </table:table-cell>
          <table:table-cell office:value-type="float" office:value="0.946155959342255" calcext:value-type="float">
            <text:p>0,946155959342255</text:p>
          </table:table-cell>
          <table:table-cell office:value-type="float" office:value="0.93284159314852" calcext:value-type="float">
            <text:p>0,93284159314852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9336635044643" calcext:value-type="float">
            <text:p>0,909336635044643</text:p>
          </table:table-cell>
          <table:table-cell office:value-type="float" office:value="0.874704491725768" calcext:value-type="float">
            <text:p>0,874704491725768</text:p>
          </table:table-cell>
          <table:table-cell office:value-type="float" office:value="0.873469785100635" calcext:value-type="float">
            <text:p>0,873469785100635</text:p>
          </table:table-cell>
          <table:table-cell office:value-type="float" office:value="0.775362945039751" calcext:value-type="float">
            <text:p>0,775362945039751</text:p>
          </table:table-cell>
          <table:table-cell office:value-type="float" office:value="0.872238559311736" calcext:value-type="float">
            <text:p>0,872238559311736</text:p>
          </table:table-cell>
          <table:table-cell office:value-type="float" office:value="0.930093417277437" calcext:value-type="float">
            <text:p>0,93009341727743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76011439732143" calcext:value-type="float">
            <text:p>0,876011439732143</text:p>
          </table:table-cell>
          <table:table-cell office:value-type="float" office:value="0.710920258448776" calcext:value-type="float">
            <text:p>0,710920258448776</text:p>
          </table:table-cell>
          <table:table-cell office:value-type="float" office:value="0.789937069755074" calcext:value-type="float">
            <text:p>0,789937069755074</text:p>
          </table:table-cell>
          <table:table-cell office:value-type="float" office:value="0.652806602046048" calcext:value-type="float">
            <text:p>0,652806602046048</text:p>
          </table:table-cell>
          <table:table-cell office:value-type="float" office:value="0.888715306631211" calcext:value-type="float">
            <text:p>0,888715306631211</text:p>
          </table:table-cell>
          <table:table-cell office:value-type="float" office:value="0.871493918655367" calcext:value-type="float">
            <text:p>0,871493918655367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51492745535714" calcext:value-type="float">
            <text:p>0,851492745535714</text:p>
          </table:table-cell>
          <table:table-cell office:value-type="float" office:value="0.740773545910836" calcext:value-type="float">
            <text:p>0,740773545910836</text:p>
          </table:table-cell>
          <table:table-cell office:value-type="float" office:value="0.746592870320776" calcext:value-type="float">
            <text:p>0,746592870320776</text:p>
          </table:table-cell>
          <table:table-cell office:value-type="float" office:value="0.595650728835288" calcext:value-type="float">
            <text:p>0,595650728835288</text:p>
          </table:table-cell>
          <table:table-cell office:value-type="float" office:value="0.752504348869294" calcext:value-type="float">
            <text:p>0,752504348869294</text:p>
          </table:table-cell>
          <table:table-cell office:value-type="float" office:value="0.892065989722912" calcext:value-type="float">
            <text:p>0,892065989722912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63525390625" calcext:value-type="float">
            <text:p>0,863525390625</text:p>
          </table:table-cell>
          <table:table-cell office:value-type="float" office:value="0.655583153059317" calcext:value-type="float">
            <text:p>0,655583153059317</text:p>
          </table:table-cell>
          <table:table-cell office:value-type="float" office:value="0.758255336236988" calcext:value-type="float">
            <text:p>0,758255336236988</text:p>
          </table:table-cell>
          <table:table-cell office:value-type="float" office:value="0.610637080524391" calcext:value-type="float">
            <text:p>0,610637080524391</text:p>
          </table:table-cell>
          <table:table-cell office:value-type="float" office:value="0.899058711496905" calcext:value-type="float">
            <text:p>0,899058711496905</text:p>
          </table:table-cell>
          <table:table-cell office:value-type="float" office:value="0.852423184757109" calcext:value-type="float">
            <text:p>0,85242318475710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87076241629464" calcext:value-type="float">
            <text:p>0,887076241629464</text:p>
          </table:table-cell>
          <table:table-cell office:value-type="float" office:value="0.908744237684937" calcext:value-type="float">
            <text:p>0,908744237684937</text:p>
          </table:table-cell>
          <table:table-cell office:value-type="float" office:value="0.853254773100674" calcext:value-type="float">
            <text:p>0,853254773100674</text:p>
          </table:table-cell>
          <table:table-cell office:value-type="float" office:value="0.744066557318736" calcext:value-type="float">
            <text:p>0,744066557318736</text:p>
          </table:table-cell>
          <table:table-cell office:value-type="float" office:value="0.804151894408611" calcext:value-type="float">
            <text:p>0,804151894408611</text:p>
          </table:table-cell>
          <table:table-cell office:value-type="float" office:value="0.944287271977131" calcext:value-type="float">
            <text:p>0,944287271977131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25570242745536" calcext:value-type="float">
            <text:p>0,825570242745536</text:p>
          </table:table-cell>
          <table:table-cell office:value-type="float" office:value="0.84537372691179" calcext:value-type="float">
            <text:p>0,84537372691179</text:p>
          </table:table-cell>
          <table:table-cell office:value-type="float" office:value="0.796616545175425" calcext:value-type="float">
            <text:p>0,796616545175425</text:p>
          </table:table-cell>
          <table:table-cell office:value-type="float" office:value="0.661980636331379" calcext:value-type="float">
            <text:p>0,661980636331379</text:p>
          </table:table-cell>
          <table:table-cell office:value-type="float" office:value="0.753176846031105" calcext:value-type="float">
            <text:p>0,753176846031105</text:p>
          </table:table-cell>
          <table:table-cell office:value-type="float" office:value="0.885656842877886" calcext:value-type="float">
            <text:p>0,885656842877886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24872698102679" calcext:value-type="float">
            <text:p>0,824872698102679</text:p>
          </table:table-cell>
          <table:table-cell office:value-type="float" office:value="0.866157087388783" calcext:value-type="float">
            <text:p>0,866157087388783</text:p>
          </table:table-cell>
          <table:table-cell office:value-type="float" office:value="0.832032916029002" calcext:value-type="float">
            <text:p>0,832032916029002</text:p>
          </table:table-cell>
          <table:table-cell office:value-type="float" office:value="0.712377024530652" calcext:value-type="float">
            <text:p>0,712377024530652</text:p>
          </table:table-cell>
          <table:table-cell office:value-type="float" office:value="0.800495623069001" calcext:value-type="float">
            <text:p>0,800495623069001</text:p>
          </table:table-cell>
          <table:table-cell office:value-type="float" office:value="0.85370356272838" calcext:value-type="float">
            <text:p>0,8537035627283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49016462053571" calcext:value-type="float">
            <text:p>0,849016462053571</text:p>
          </table:table-cell>
          <table:table-cell office:value-type="float" office:value="0.66135881104034" calcext:value-type="float">
            <text:p>0,66135881104034</text:p>
          </table:table-cell>
          <table:table-cell office:value-type="float" office:value="0.703665674093849" calcext:value-type="float">
            <text:p>0,703665674093849</text:p>
          </table:table-cell>
          <table:table-cell office:value-type="float" office:value="0.542811881188119" calcext:value-type="float">
            <text:p>0,542811881188119</text:p>
          </table:table-cell>
          <table:table-cell office:value-type="float" office:value="0.751755155770075" calcext:value-type="float">
            <text:p>0,751755155770075</text:p>
          </table:table-cell>
          <table:table-cell office:value-type="float" office:value="0.879471032745592" calcext:value-type="float">
            <text:p>0,879471032745592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57700892857143" calcext:value-type="float">
            <text:p>0,857700892857143</text:p>
          </table:table-cell>
          <table:table-cell office:value-type="float" office:value="0.794124131848749" calcext:value-type="float">
            <text:p>0,794124131848749</text:p>
          </table:table-cell>
          <table:table-cell office:value-type="float" office:value="0.779304376048034" calcext:value-type="float">
            <text:p>0,779304376048034</text:p>
          </table:table-cell>
          <table:table-cell office:value-type="float" office:value="0.638410067798112" calcext:value-type="float">
            <text:p>0,638410067798112</text:p>
          </table:table-cell>
          <table:table-cell office:value-type="float" office:value="0.765027612574342" calcext:value-type="float">
            <text:p>0,765027612574342</text:p>
          </table:table-cell>
          <table:table-cell office:value-type="float" office:value="0.90301724137931" calcext:value-type="float">
            <text:p>0,90301724137931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53531319754464" calcext:value-type="float">
            <text:p>0,753531319754464</text:p>
          </table:table-cell>
          <table:table-cell office:value-type="float" office:value="0.533975844821276" calcext:value-type="float">
            <text:p>0,533975844821276</text:p>
          </table:table-cell>
          <table:table-cell office:value-type="float" office:value="0.607604425503561" calcext:value-type="float">
            <text:p>0,607604425503561</text:p>
          </table:table-cell>
          <table:table-cell office:value-type="float" office:value="0.436373424788643" calcext:value-type="float">
            <text:p>0,436373424788643</text:p>
          </table:table-cell>
          <table:table-cell office:value-type="float" office:value="0.704785521061445" calcext:value-type="float">
            <text:p>0,704785521061445</text:p>
          </table:table-cell>
          <table:table-cell office:value-type="float" office:value="0.771629441867139" calcext:value-type="float">
            <text:p>0,771629441867139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50315638950893" calcext:value-type="float">
            <text:p>0,850315638950893</text:p>
          </table:table-cell>
          <table:table-cell office:value-type="float" office:value="0.654261391434815" calcext:value-type="float">
            <text:p>0,654261391434815</text:p>
          </table:table-cell>
          <table:table-cell office:value-type="float" office:value="0.700322946670158" calcext:value-type="float">
            <text:p>0,700322946670158</text:p>
          </table:table-cell>
          <table:table-cell office:value-type="float" office:value="0.538843818836297" calcext:value-type="float">
            <text:p>0,538843818836297</text:p>
          </table:table-cell>
          <table:table-cell office:value-type="float" office:value="0.75336137609855" calcext:value-type="float">
            <text:p>0,75336137609855</text:p>
          </table:table-cell>
          <table:table-cell office:value-type="float" office:value="0.879630260498285" calcext:value-type="float">
            <text:p>0,879630260498285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91695731026786" calcext:value-type="float">
            <text:p>0,791695731026786</text:p>
          </table:table-cell>
          <table:table-cell office:value-type="float" office:value="0.466026333890144" calcext:value-type="float">
            <text:p>0,466026333890144</text:p>
          </table:table-cell>
          <table:table-cell office:value-type="float" office:value="0.613630482598007" calcext:value-type="float">
            <text:p>0,613630482598007</text:p>
          </table:table-cell>
          <table:table-cell office:value-type="float" office:value="0.442616831151863" calcext:value-type="float">
            <text:p>0,442616831151863</text:p>
          </table:table-cell>
          <table:table-cell office:value-type="float" office:value="0.898078015527362" calcext:value-type="float">
            <text:p>0,898078015527362</text:p>
          </table:table-cell>
          <table:table-cell office:value-type="float" office:value="0.767677739301441" calcext:value-type="float">
            <text:p>0,767677739301441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28290666852679" calcext:value-type="float">
            <text:p>0,828290666852679</text:p>
          </table:table-cell>
          <table:table-cell office:value-type="float" office:value="0.556321907423373" calcext:value-type="float">
            <text:p>0,556321907423373</text:p>
          </table:table-cell>
          <table:table-cell office:value-type="float" office:value="0.655228557922933" calcext:value-type="float">
            <text:p>0,655228557922933</text:p>
          </table:table-cell>
          <table:table-cell office:value-type="float" office:value="0.487241576836953" calcext:value-type="float">
            <text:p>0,487241576836953</text:p>
          </table:table-cell>
          <table:table-cell office:value-type="float" office:value="0.796908270164381" calcext:value-type="float">
            <text:p>0,796908270164381</text:p>
          </table:table-cell>
          <table:table-cell office:value-type="float" office:value="0.836370414227134" calcext:value-type="float">
            <text:p>0,83637041422713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6320313953218" calcext:value-type="float">
            <text:p>0,86320313953218</text:p>
          </table:table-cell>
          <table:table-cell table:style-name="ce9" table:formula="of:=AVERAGE([.D2:.D25])" office:value-type="float" office:value="0.782863361748635" calcext:value-type="float">
            <text:p>0,782863361748635</text:p>
          </table:table-cell>
          <table:table-cell table:style-name="ce9" table:formula="of:=AVERAGE([.E2:.E25])" office:value-type="float" office:value="0.791787836563297" calcext:value-type="float">
            <text:p>0,791787836563297</text:p>
          </table:table-cell>
          <table:table-cell table:style-name="ce9" table:formula="of:=AVERAGE([.F2:.F25])" office:value-type="float" office:value="0.662792362844687" calcext:value-type="float">
            <text:p>0,662792362844687</text:p>
          </table:table-cell>
          <table:table-cell table:style-name="ce9" table:formula="of:=AVERAGE([.G2:.G25])" office:value-type="float" office:value="0.816896460374671" calcext:value-type="float">
            <text:p>0,816896460374671</text:p>
          </table:table-cell>
          <table:table-cell table:style-name="ce9" table:formula="of:=AVERAGE([.H2:.H25])" office:value-type="float" office:value="0.894544261320719" calcext:value-type="float">
            <text:p>0,894544261320719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04179164341518" calcext:value-type="float">
            <text:p>0,904179164341518</text:p>
          </table:table-cell>
          <table:table-cell table:formula="of:=AVERAGE([.D8:.D13])" office:value-type="float" office:value="0.836792096875105" calcext:value-type="float">
            <text:p>0,836792096875105</text:p>
          </table:table-cell>
          <table:table-cell table:formula="of:=AVERAGE([.E8:.E13])" office:value-type="float" office:value="0.850998171982155" calcext:value-type="float">
            <text:p>0,850998171982155</text:p>
          </table:table-cell>
          <table:table-cell table:formula="of:=AVERAGE([.F8:.F13])" office:value-type="float" office:value="0.74275170324624" calcext:value-type="float">
            <text:p>0,74275170324624</text:p>
          </table:table-cell>
          <table:table-cell table:formula="of:=AVERAGE([.G8:.G13])" office:value-type="float" office:value="0.874880088211419" calcext:value-type="float">
            <text:p>0,874880088211419</text:p>
          </table:table-cell>
          <table:table-cell table:formula="of:=AVERAGE([.H8:.H13])" office:value-type="float" office:value="0.925236604957876" calcext:value-type="float">
            <text:p>0,92523660495787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211681547619" calcext:value-type="float">
            <text:p>0,87211681547619</text:p>
          </table:table-cell>
          <table:table-cell table:formula="of:=AVERAGE([.D2:.D7])" office:value-type="float" office:value="0.895724611808913" calcext:value-type="float">
            <text:p>0,895724611808913</text:p>
          </table:table-cell>
          <table:table-cell table:formula="of:=AVERAGE([.E2:.E7])" office:value-type="float" office:value="0.843412178695284" calcext:value-type="float">
            <text:p>0,843412178695284</text:p>
          </table:table-cell>
          <table:table-cell table:formula="of:=AVERAGE([.F2:.F7])" office:value-type="float" office:value="0.731115043101428" calcext:value-type="float">
            <text:p>0,731115043101428</text:p>
          </table:table-cell>
          <table:table-cell table:formula="of:=AVERAGE([.G2:.G7])" office:value-type="float" office:value="0.79803597300355" calcext:value-type="float">
            <text:p>0,79803597300355</text:p>
          </table:table-cell>
          <table:table-cell table:formula="of:=AVERAGE([.H2:.H7])" office:value-type="float" office:value="0.930035956868719" calcext:value-type="float">
            <text:p>0,93003595686871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54758126395089" calcext:value-type="float">
            <text:p>0,854758126395089</text:p>
          </table:table-cell>
          <table:table-cell table:formula="of:=AVERAGE([.D14:.D19])" office:value-type="float" office:value="0.78792533490074" calcext:value-type="float">
            <text:p>0,78792533490074</text:p>
          </table:table-cell>
          <table:table-cell table:formula="of:=AVERAGE([.E14:.E19])" office:value-type="float" office:value="0.796114918436323" calcext:value-type="float">
            <text:p>0,796114918436323</text:p>
          </table:table-cell>
          <table:table-cell table:formula="of:=AVERAGE([.F14:.F19])" office:value-type="float" office:value="0.662919771597749" calcext:value-type="float">
            <text:p>0,662919771597749</text:p>
          </table:table-cell>
          <table:table-cell table:formula="of:=AVERAGE([.G14:.G19])" office:value-type="float" office:value="0.816350455084354" calcext:value-type="float">
            <text:p>0,816350455084354</text:p>
          </table:table-cell>
          <table:table-cell table:formula="of:=AVERAGE([.H14:.H19])" office:value-type="float" office:value="0.883271795119798" calcext:value-type="float">
            <text:p>0,88327179511979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1758451915923" calcext:value-type="float">
            <text:p>0,821758451915923</text:p>
          </table:table-cell>
          <table:table-cell table:formula="of:=AVERAGE([.D20:.D25])" office:value-type="float" office:value="0.611011403409783" calcext:value-type="float">
            <text:p>0,611011403409783</text:p>
          </table:table-cell>
          <table:table-cell table:formula="of:=AVERAGE([.E20:.E25])" office:value-type="float" office:value="0.676626077139424" calcext:value-type="float">
            <text:p>0,676626077139424</text:p>
          </table:table-cell>
          <table:table-cell table:formula="of:=AVERAGE([.F20:.F25])" office:value-type="float" office:value="0.514382933433331" calcext:value-type="float">
            <text:p>0,514382933433331</text:p>
          </table:table-cell>
          <table:table-cell table:formula="of:=AVERAGE([.G20:.G25])" office:value-type="float" office:value="0.778319325199359" calcext:value-type="float">
            <text:p>0,778319325199359</text:p>
          </table:table-cell>
          <table:table-cell table:formula="of:=AVERAGE([.H20:.H25])" office:value-type="float" office:value="0.839632688336484" calcext:value-type="float">
            <text:p>0,839632688336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7:11.307383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7:35.625119532</dc:date>
    <meta:editing-duration>PT1H2M42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